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2pt" style:font-size-asian="12pt" style:font-size-complex="12pt"/>
    </style:style>
    <style:style style:name="P2"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3"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4" style:family="paragraph" style:parent-style-name="Standard">
      <style:paragraph-properties fo:margin-top="0cm" fo:margin-bottom="0cm" loext:contextual-spacing="false" fo:line-height="100%" fo:text-align="center" style:justify-single-word="false" fo:orphans="0" fo:widows="0" fo:padding="0cm" fo:border="none"/>
    </style:style>
    <style:style style:name="P5" style:family="paragraph" style:parent-style-name="Standard">
      <style:paragraph-properties fo:margin-top="0cm" fo:margin-bottom="0cm" loext:contextual-spacing="false" fo:line-height="100%" fo:orphans="0" fo:widows="0" fo:padding="0cm" fo:border="none"/>
    </style:style>
    <style:style style:name="P6" style:family="paragraph" style:parent-style-name="Standard">
      <style:paragraph-properties fo:margin-top="0cm" fo:margin-bottom="0cm" loext:contextual-spacing="false" fo:line-height="100%">
        <style:tab-stops>
          <style:tab-stop style:position="5.463cm"/>
        </style:tab-stops>
      </style:paragraph-properties>
    </style:style>
    <style:style style:name="P7"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8" style:family="paragraph" style:parent-style-name="Heading_20_2">
      <style:paragraph-properties>
        <style:tab-stops>
          <style:tab-stop style:position="5.463cm"/>
        </style:tab-stops>
      </style:paragraph-properties>
      <style:text-properties fo:language="en" fo:country="US"/>
    </style:style>
    <style:style style:name="P9" style:family="paragraph" style:parent-style-name="Standard">
      <style:text-properties fo:language="en" fo:country="US"/>
    </style:style>
    <style:style style:name="P10" style:family="paragraph" style:parent-style-name="Standard">
      <style:paragraph-properties>
        <style:tab-stops>
          <style:tab-stop style:position="5.463cm"/>
        </style:tab-stops>
      </style:paragraph-properties>
      <style:text-properties fo:language="en" fo:country="US"/>
    </style:style>
    <style:style style:name="P11" style:family="paragraph" style:parent-style-name="Text_20_body">
      <style:paragraph-properties fo:text-align="center" style:justify-single-word="false"/>
      <style:text-properties fo:font-size="14pt" style:text-underline-style="solid" style:text-underline-width="auto" style:text-underline-color="font-color" fo:font-weight="bold" style:font-size-asian="14pt" style:font-size-complex="14pt"/>
    </style:style>
    <style:style style:name="P12" style:family="paragraph" style:parent-style-name="Header">
      <style:paragraph-properties fo:margin-top="0.423cm" fo:margin-bottom="0cm" loext:contextual-spacing="false" fo:text-align="center" style:justify-single-word="false"/>
      <style:text-properties fo:font-size="12pt" fo:language="en" fo:country="US" fo:font-weight="bold" style:font-size-asian="12pt" style:font-weight-asian="bold" style:font-name-complex="Calibri1" style:font-size-complex="12pt" style:font-weight-complex="bold"/>
    </style:style>
    <style:style style:name="P13" style:family="paragraph" style:parent-style-name="Heading_20_2">
      <style:text-properties fo:language="en" fo:country="US"/>
    </style:style>
    <style:style style:name="P14" style:family="paragraph" style:parent-style-name="Heading_20_3">
      <style:text-properties fo:font-weight="bold"/>
    </style:style>
    <style:style style:name="P15" style:family="paragraph" style:parent-style-name="Heading_20_3">
      <style:paragraph-properties fo:text-align="start" style:justify-single-word="false">
        <style:tab-stops>
          <style:tab-stop style:position="5.463cm"/>
        </style:tab-stops>
      </style:paragraph-properties>
      <style:text-properties fo:language="en" fo:country="US" fo:font-weight="bold" officeooo:rsid="000bd97a" officeooo:paragraph-rsid="000bd97a"/>
    </style:style>
    <style:style style:name="P16" style:family="paragraph" style:parent-style-name="Heading_20_4">
      <style:text-properties fo:font-weight="bold"/>
    </style:style>
    <style:style style:name="P17" style:family="paragraph" style:parent-style-name="Standard">
      <style:paragraph-properties fo:margin-top="0cm" fo:margin-bottom="0cm" loext:contextual-spacing="false" fo:line-height="100%" fo:text-align="center" style:justify-single-word="false" fo:orphans="0" fo:widows="0" fo:padding="0cm" fo:border="none"/>
      <style:text-properties fo:font-variant="small-caps" fo:color="#000000" style:font-name="Aptos Display" fo:font-size="18pt" fo:font-weight="bold" style:font-name-asian="Cambria1" style:font-size-asian="18pt" style:font-weight-asian="bold" style:font-name-complex="Cambria1" style:font-size-complex="18pt"/>
    </style:style>
    <style:style style:name="P18"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7pt" style:font-name-asian="Cambria1" style:font-size-asian="7pt" style:font-name-complex="Cambria1" style:font-size-complex="7pt"/>
    </style:style>
    <style:style style:name="P19"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8pt" style:font-name-asian="Cambria1" style:font-size-asian="8pt" style:font-name-complex="Cambria1" style:font-size-complex="8pt"/>
    </style:style>
    <style:style style:name="P20" style:family="paragraph" style:parent-style-name="Standard">
      <style:paragraph-properties fo:margin-top="0cm" fo:margin-bottom="0cm" loext:contextual-spacing="false" fo:line-height="100%" fo:text-align="center" style:justify-single-word="false" fo:orphans="0" fo:widows="0" fo:padding="0cm" fo:border="none"/>
      <style:text-properties style:font-name="Aptos Display" fo:font-size="15pt" style:font-name-asian="Cambria1" style:font-size-asian="15pt" style:font-name-complex="Cambria1" style:font-size-complex="15pt"/>
    </style:style>
    <style:style style:name="P21"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22" style:family="paragraph" style:parent-style-name="Standard">
      <style:paragraph-properties fo:text-align="start" style:justify-single-word="false">
        <style:tab-stops>
          <style:tab-stop style:position="5.463cm"/>
        </style:tab-stops>
      </style:paragraph-properties>
      <style:text-properties fo:language="en" fo:country="US"/>
    </style:style>
    <style:style style:name="P23" style:family="paragraph" style:parent-style-name="Standard">
      <style:paragraph-properties fo:text-align="start" style:justify-single-word="false">
        <style:tab-stops>
          <style:tab-stop style:position="5.463cm"/>
        </style:tab-stops>
      </style:paragraph-properties>
      <style:text-properties fo:language="en" fo:country="US" officeooo:rsid="000bd97a" officeooo:paragraph-rsid="000bd97a"/>
    </style:style>
    <style:style style:name="P24" style:family="paragraph" style:parent-style-name="Standard" style:master-page-name="Standard">
      <style:paragraph-properties fo:text-align="start" style:justify-single-word="false" style:page-number="auto">
        <style:tab-stops>
          <style:tab-stop style:position="5.463cm"/>
        </style:tab-stops>
      </style:paragraph-properties>
      <style:text-properties fo:language="en" fo:country="U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text-properties fo:font-weight="bold"/>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T1" style:family="text">
      <style:text-properties fo:font-size="12pt" officeooo:rsid="000bd97a" style:font-size-asian="12pt" style:font-size-complex="12pt"/>
    </style:style>
    <style:style style:name="T2" style:family="text">
      <style:text-properties fo:font-size="12pt"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0bd97a" style:font-size-asian="12pt" style:font-weight-asian="bold" style:font-size-complex="12pt" style:font-weight-complex="bold"/>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size-complex="10pt" style:font-weight-complex="bold"/>
    </style:style>
    <style:style style:name="T7" style:family="text">
      <style:text-properties fo:font-size="10pt" fo:language="en" fo:country="US" fo:font-weight="bold" officeooo:rsid="00093516" style:font-size-asian="10pt" style:font-weight-asian="bold"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9pt" fo:language="en" fo:country="US" style:font-size-asian="9pt" style:font-size-complex="9pt"/>
    </style:style>
    <style:style style:name="T11" style:family="text">
      <style:text-properties fo:font-size="8pt" fo:language="en" fo:country="US" style:font-size-asian="8pt" style:font-size-complex="8pt"/>
    </style:style>
    <style:style style:name="T12" style:family="text">
      <style:text-properties fo:color="#000000" style:font-name="Aptos Display" fo:font-size="7pt" style:font-name-asian="Cambria1" style:font-size-asian="7pt" style:font-name-complex="Cambria1" style:font-size-complex="7pt"/>
    </style:style>
    <style:style style:name="T13" style:family="text">
      <style:text-properties style:font-name="Aptos Display" fo:font-size="7pt" style:font-name-asian="Cambria1" style:font-size-asian="7pt" style:font-name-complex="Cambria1" style:font-size-complex="7pt"/>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0bd97a" style:font-weight-asian="bold" style:font-weight-complex="bold"/>
    </style:style>
    <style:style style:name="T17" style:family="text">
      <style:text-properties fo:font-style="italic"/>
    </style:style>
    <style:style style:name="T18" style:family="text">
      <style:text-properties officeooo:rsid="000bd97a"/>
    </style:style>
    <style:style style:name="T19" style:family="text">
      <style:text-properties fo:font-size="14pt" fo:font-weight="bold" officeooo:rsid="000bd97a" style:font-size-asian="14pt" style:font-weight-asian="bold" style:font-size-complex="14pt" style:font-weight-complex="bold"/>
    </style:style>
    <style:style style:name="T20" style:family="text">
      <style:text-properties fo:font-size="14pt" style:text-underline-style="solid" style:text-underline-width="auto" style:text-underline-color="font-color" fo:font-weight="bold" officeooo:rsid="000bd97a"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 text:c="26"/><text:span text:style-name="T20">Software Configuration Management </text:span></text:p>
      <text:p text:style-name="P22"><text:s text:c="35"/><text:span text:style-name="T15"><text:s/></text:span><text:span text:style-name="T4">Evolution of delivery application</text:span></text:p>
      <text:h text:style-name="P15" text:outline-level="3"><text:span text:style-name="T2">1. Introduction: The Strategy Behind the Code</text:span></text:h>
      <text:p text:style-name="Text_20_body">In the world of software development, we often fall into the trap of thinking that "coding" is the hard part. In reality, the most significant challenge isn't writing the logic—it’s managing the evolution of that logic over time. Imagine a <text:span text:style-name="T14">Delivery Application</text:span>. It starts as a simple idea: a user picks an item, and a driver brings it to them. But as the app grows, it becomes a tangled web of GPS coordinates, payment gateways, and real-time notifications.</text:p>
      <text:p text:style-name="Text_20_body">Without a structured framework, this growth leads to a phenomenon known as "Version Chaos." This is the point where a developer makes a small change to the "Order" button and accidentally breaks the "Payment" system because they were working on an outdated version of the code.</text:p>
      <text:p text:style-name="Text_20_body">This lab explores <text:span text:style-name="T14">Software Configuration Management (SCM)</text:span> as the solution to this chaos. SCM is the professional discipline that brings order, safety, and traceability to the development process. It ensures that every change is documented, every version is retrievable, and every "build" is repeatable. By treating code as a managed asset rather than just a collection of text files, we create a "Source of Truth" that allows teams to innovate without the fear of systemic collapse.</text:p>
      <text:p text:style-name="Horizontal_20_Line"/>
      <text:h text:style-name="P14" text:outline-level="3">2. Version Control: Our Project’s "Time Machine"</text:h>
      <text:p text:style-name="Text_20_body">Version Control is the foundational pillar of SCM. It is the record-keeping system that allows us to see exactly how our Delivery App has evolved from its first prototype to its current state. It eliminates the need for messy file naming conventions and replaces them with a linear, searchable history.</text:p>
      <text:h text:style-name="P16" text:outline-level="4">The Previous Version (v1.0 - The Baseline)</text:h>
      <text:p text:style-name="Text_20_body">Our journey began with a "Minimum Viable Product" (MVP). Version 1.0 was a simple, text-based interface. It allowed a user to view a static list of restaurants and place an order. There was no real-time tracking and no fancy UI. Once we verified that this version worked perfectly, we <text:span text:style-name="T14">Baselined</text:span> it. In SCM terms, this meant we took a snapshot of the code and moved it to a protected, read-only <text:soft-page-break/>environment. This version was our safety net—if everything we did next failed, we could always return to this stable state.</text:p>
      <text:h text:style-name="P16" text:outline-level="4">The Current Version (v2.0 - The Enhanced App)</text:h>
      <text:p text:style-name="Text_20_body">Version 2.0 represented a massive leap in complexity. We integrated a Live Map API for GPS tracking and added a "Driver Rating" system. This version required rewriting parts of the core database to handle moving coordinates rather than just static addresses.</text:p>
      <text:h text:style-name="P16" text:outline-level="4">Analyzing the Differences (The "Delta")</text:h>
      <text:p text:style-name="Text_20_body">The most important part of this phase was using a <text:span text:style-name="T14">"Diff" Tool</text:span>. This allowed us to view Version 1.0 and Version 2.0 side-by-side.</text:p>
      <text:list xml:id="list2385027074" text:style-name="L3">
        <text:list-item>
          <text:p text:style-name="P27"><text:span text:style-name="T14">Visualizing the Change:</text:span> The tool highlighted exactly which lines were added (the GPS logic) and which were modified (the order-processing function).</text:p>
        </text:list-item>
        <text:list-item>
          <text:p text:style-name="P27"><text:span text:style-name="T14">The Human Element:</text:span> For a developer, the "Diff" is a reality check. It prevents "ghost bugs"—errors that happen because you thought you deleted a line of code, but you actually just moved it. By seeing the differences clearly, we ensured that our new features didn't accidentally overwrite the foundational logic of the app.</text:p>
        </text:list-item>
      </text:list>
      <text:p text:style-name="Horizontal_20_Line"/>
      <text:h text:style-name="P14" text:outline-level="3">3. Build Management: The Art of Assembly</text:h>
      <text:p text:style-name="Text_20_body">Build Management is where the project moves from "code on a screen" to a "functional application." In a Delivery App, a "Build" is the process of gathering the UI designs, the database scripts, and the GPS libraries and compiling them into a single, executable file that a user can install on their phone.</text:p>
      <text:p text:style-name="Text_20_body">As our app grew, the "Build" became more fragile. In v1.0, the build was easy because there were few dependencies. In v2.0, however, if the Google Maps library wasn't properly linked, the entire app would crash on startup.</text:p>
      <text:p text:style-name="P28">What we learned about Build Integrity:</text:p>
      <text:list xml:id="list915415595" text:style-name="L4">
        <text:list-item>
          <text:p text:style-name="P29"><text:span text:style-name="T14">Consistency is Key:</text:span> A build must be repeatable. If I build the app on my computer, it should work exactly the same way when my teammate builds it on theirs.</text:p>
        </text:list-item>
        <text:list-item>
          <text:p text:style-name="P29"><text:soft-page-break/><text:span text:style-name="T14">Early Detection:</text:span> Build Management allows us to catch integration errors early. If the new "Driver Rating" code doesn't fit with the old "User Profile" code, the build will fail, alerting us to the conflict before we ever send the app to a user.</text:p>
        </text:list-item>
        <text:list-item>
          <text:p text:style-name="P29"><text:span text:style-name="T14">Automation:</text:span> While we did this manually in the lab, we realized that Build Management is the first step toward Continuous Integration (CI), where the system automatically checks for errors every time a line of code is changed.</text:p>
        </text:list-item>
      </text:list>
      <text:p text:style-name="Horizontal_20_Line"/>
      <text:h text:style-name="P14" text:outline-level="3">4. Change Management: Why We Modified the System</text:h>
      <text:p text:style-name="Text_20_body">In a professional environment, you don't change code just because you have a "better idea." Every change carries risk. <text:span text:style-name="T14">Change Management</text:span> is the process of justifying, documenting, and approving every modification to the system.</text:p>
      <text:p text:style-name="Text_20_body">In our Delivery App, we identified three primary reasons for the transition from v1.0 to v2.0:</text:p>
      <text:list xml:id="list2390369595" text:style-name="L5">
        <text:list-item>
          <text:p text:style-name="P30"><text:span text:style-name="T14">Reason 1: Competitive Market Demand (The "Why"):</text:span> In the modern delivery market, users no longer accept "blind" delivery. They want to see where their food is. Adding GPS tracking was a strategic change to ensure our app remained relevant and competitive.</text:p>
        </text:list-item>
        <text:list-item>
          <text:p text:style-name="P30"><text:span text:style-name="T14">Reason 2: Quality Assurance and Safety:</text:span> We realized that without a "Driver Rating" system, there was no way to ensure the quality of the delivery personnel. This change was implemented to protect the brand's reputation and ensure user satisfaction.</text:p>
        </text:list-item>
        <text:list-item>
          <text:p text:style-name="P30"><text:span text:style-name="T14">Reason 3: Technical Debt and Scalability:</text:span> The v1.0 database was too slow for a large number of users. We changed the data structure in v2.0 not just for new features, but to ensure that when 1,000 users order at the same time, the app doesn't crash.</text:p>
        </text:list-item>
      </text:list>
      <text:p text:style-name="Text_20_body">By documenting these reasons, we ensured that the project had <text:span text:style-name="T14">Traceability</text:span>. If something goes wrong six months from now, a new developer can look back at our Change Management logs and understand <text:span text:style-name="T17">why</text:span> we made specific technical choices.</text:p>
      <text:p text:style-name="Horizontal_20_Line"/>
      <text:h text:style-name="P14" text:outline-level="3"><text:soft-page-break/>5. Release Management: The Strategy of Deployment</text:h>
      <text:p text:style-name="Text_20_body">Release Management is the final gate. It is the bridge between the development team and the real world. Just because the code is finished doesn't mean it's ready for "Release."</text:p>
      <text:p text:style-name="P28">Why we decided to Release v2.0:</text:p>
      <text:list xml:id="list2933209033" text:style-name="L6">
        <text:list-item>
          <text:p text:style-name="P31"><text:span text:style-name="T14">Stable Baseline Creation:</text:span> By officially releasing v2.0, we established a new "Standard." Any future versions (v3.0, v4.0) will now be measured against this stable version.</text:p>
        </text:list-item>
        <text:list-item>
          <text:p text:style-name="P31"><text:span text:style-name="T14">User Value Delivery:</text:span> We determined that the GPS and Rating features were stable enough to provide immediate value to the user. Holding back the release for "perfect" code would have resulted in lost market share.</text:p>
        </text:list-item>
        <text:list-item>
          <text:p text:style-name="P31"><text:span text:style-name="T14">Rollback Security:</text:span> One of the most critical reasons for formal Release Management is having a backup. By officially packaging v2.0 and archiving v1.0, we ensured that if v2.0 failed in the real world (perhaps due to a server issue), we could "Roll Back" to v1.0 within minutes.</text:p>
        </text:list-item>
      </text:list>
      <text:p text:style-name="Text_20_body">Release Management taught us that "Finished" is a relative term. A release is a controlled, calculated risk taken to deliver the best possible product at that specific moment.</text:p>
      <text:p text:style-name="Horizontal_20_Line"/>
      <text:h text:style-name="P14" text:outline-level="3">6. Conclusion: The Blueprint for Professional Engineering</text:h>
      <text:p text:style-name="Text_20_body">This lab was a journey from "writing code" to "managing a product." By applying SCM pillars to our Delivery Application, we moved beyond the amateur habit of simply saving files and entered the professional world of Software Engineering.</text:p>
      <text:p text:style-name="Text_20_body">We learned that <text:span text:style-name="T14">Version Control</text:span> is our history, <text:span text:style-name="T14">Build Management</text:span> is our integrity, <text:span text:style-name="T14">Change Management</text:span> is our purpose, and <text:span text:style-name="T14">Release Management</text:span> is our delivery. These aren't just technical chores; they are the safeguards that protect our work, our team, and our users.</text:p>
      <text:p text:style-name="Text_20_body">SCM provides the "Source of Truth" that allows for innovation without fear. It gives us the confidence to take a simple delivery app and turn it into a global platform, knowing that every step of the way is documented, every mistake is reversible, and every success is repeatable. Moving forward, these principles will <text:soft-page-break/>be our primary defense against the complexity of the digital world. In the end, SCM is what separates a collection of scripts from a professional, reliable, and successful software product.</text:p>
      <text:p text:style-name="P23"><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text-properties fo:font-size="12pt" fo:language="en" fo:country="US" fo:font-weight="bold" style:font-size-asian="12pt" style:font-weight-asian="bold" style:font-name-complex="Calibri1" style:font-size-complex="12pt" style:font-weight-complex="bold"/>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text-properties fo:font-variant="small-caps" fo:color="#000000" style:font-name="Aptos Display" fo:font-size="18pt" fo:font-weight="bold" style:font-name-asian="Cambria1" style:font-size-asian="18pt" style:font-weight-asian="bold" style:font-name-complex="Cambria1" style:font-size-complex="18pt"/>
    </style:style>
    <style:style style:name="MP6"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7pt" style:font-name-asian="Cambria1" style:font-size-asian="7pt" style:font-name-complex="Cambria1" style:font-size-complex="7pt"/>
    </style:style>
    <style:style style:name="MP7" style:family="paragraph" style:parent-style-name="Standard">
      <style:paragraph-properties fo:margin-top="0cm" fo:margin-bottom="0cm" loext:contextual-spacing="false" fo:line-height="100%" fo:text-align="center" style:justify-single-word="false" fo:orphans="0" fo:widows="0" fo:padding="0cm" fo:border="none"/>
    </style:style>
    <style:style style:name="MP8"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8pt" style:font-name-asian="Cambria1" style:font-size-asian="8pt" style:font-name-complex="Cambria1" style:font-size-complex="8pt"/>
    </style:style>
    <style:style style:name="MP9" style:family="paragraph" style:parent-style-name="Standard">
      <style:paragraph-properties fo:margin-top="0cm" fo:margin-bottom="0cm" loext:contextual-spacing="false" fo:line-height="100%" fo:text-align="center" style:justify-single-word="false" fo:orphans="0" fo:widows="0" fo:padding="0cm" fo:border="none"/>
      <style:text-properties style:font-name="Aptos Display" fo:font-size="15pt" style:font-name-asian="Cambria1" style:font-size-asian="15pt" style:font-name-complex="Cambria1" style:font-size-complex="15pt"/>
    </style:style>
    <style:style style:name="MP10" style:family="paragraph" style:parent-style-name="Standard">
      <style:paragraph-properties fo:margin-top="0cm" fo:margin-bottom="0cm" loext:contextual-spacing="false" fo:line-height="100%" fo:orphans="0" fo:widows="0" fo:padding="0cm" fo:border="none"/>
    </style:style>
    <style:style style:name="MP11" style:family="paragraph" style:parent-style-name="Standard">
      <style:paragraph-properties fo:margin-top="0cm" fo:margin-bottom="0cm" loext:contextual-spacing="false" fo:line-height="100%">
        <style:tab-stops>
          <style:tab-stop style:position="5.463cm"/>
        </style:tab-stops>
      </style:paragraph-properties>
    </style:style>
    <style:style style:name="MP12"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0pt" fo:language="en" fo:country="US" style:font-size-asian="10pt" style:font-size-complex="10pt"/>
    </style:style>
    <style:style style:name="MT2" style:family="text">
      <style:text-properties fo:font-size="9pt" fo:language="en" fo:country="US" style:font-size-asian="9pt" style:font-size-complex="9pt"/>
    </style:style>
    <style:style style:name="MT3" style:family="text">
      <style:text-properties fo:font-size="8pt" fo:language="en" fo:country="US" style:font-size-asian="8pt" style:font-size-complex="8pt"/>
    </style:style>
    <style:style style:name="MT4" style:family="text">
      <style:text-properties fo:font-size="10pt" fo:font-weight="bold" style:font-size-asian="10pt" style:font-weight-asian="bold" style:font-size-complex="10pt" style:font-weight-complex="bold"/>
    </style:style>
    <style:style style:name="MT5" style:family="text">
      <style:text-properties fo:font-size="10pt" style:font-size-asian="10pt" style:font-size-complex="10pt"/>
    </style:style>
    <style:style style:name="MT6" style:family="text">
      <style:text-properties fo:color="#000000" style:font-name="Aptos Display" fo:font-size="7pt" style:font-name-asian="Cambria1" style:font-size-asian="7pt" style:font-name-complex="Cambria1" style:font-size-complex="7pt"/>
    </style:style>
    <style:style style:name="MT7" style:family="text">
      <style:text-properties style:font-name="Aptos Display" fo:font-size="7pt" style:font-name-asian="Cambria1" style:font-size-asian="7pt" style:font-name-complex="Cambria1" style:font-size-complex="7pt"/>
    </style:style>
    <style:style style:name="MT8" style:family="text">
      <style:text-properties fo:font-size="10pt" fo:language="en" fo:country="US" fo:font-weight="bold" style:font-size-asian="10pt" style:font-weight-asian="bold" style:font-size-complex="10pt" style:font-weight-complex="bold"/>
    </style:style>
    <style:style style:name="MT9" style:family="text">
      <style:text-properties fo:font-size="10pt" fo:language="en" fo:country="US" fo:font-weight="bold" officeooo:rsid="00093516"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9"><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Nitte Meenakshi Institute of Technology</text:p>
                      <text:p text:style-name="MP6">(AN AUTONOMOUS INSTITUTION )</text:p>
                      <text:p text:style-name="MP7"><text:span text:style-name="MT6">APPROVED AND </text:span><text:span text:style-name="MT7">ACCREDITED</text:span><text:span text:style-name="MT6"> BY AICTE ,AFFILIATED TO VISVESVARAYA TECHNOLOGICAL UNIVERSITY, </text:span></text:p>
                      <text:p text:style-name="MP8">PB NO. 6429, YELAHANKA, BANGALORE 560-064, KARNATAKA</text:p>
                      <text:p text:style-name="MP9">Department of Information Science and Engineering</text:p>
                    </table:table-cell>
                    <table:table-cell table:style-name="Table1.A1" office:value-type="string">
                      <text:p text:style-name="MP10"><draw:frame draw:style-name="Mfr2" draw:name="Picture 3" text:anchor-type="as-char" svg:width="2.028cm" svg:height="1.958cm" draw:z-index="4"><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SOFTWARE ENGINEERING LABORATORY (22IS43) TASK EXECUTION SHEE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1"><text:span text:style-name="MT8">Name: </text:span><text:span text:style-name="MT9">Preet Bhaku</text:span></text:p>
            </table:table-cell>
            <table:table-cell table:style-name="Table3.A1" office:value-type="string">
              <text:p text:style-name="MP11"><text:span text:style-name="MT8">USN: </text:span><text:span text:style-name="MT9">1nt24is162</text:span></text:p>
            </table:table-cell>
            <table:table-cell table:style-name="Table3.A1" office:value-type="string">
              <text:p text:style-name="MP11"><text:span text:style-name="MT8">Date:</text:span><text:span text:style-name="MT9">9/02/26</text:span></text:p>
            </table:table-cell>
          </table:table-row>
          <table:table-row table:style-name="Table3.1">
            <table:table-cell table:style-name="Table3.A1" office:value-type="string">
              <text:p text:style-name="MP12">Lab Activity # / Task #: </text:p>
            </table:table-cell>
            <table:table-cell table:style-name="Table3.A1" office:value-type="string">
              <text:p text:style-name="MP11"><text:span text:style-name="MT8">Document name:</text:span><text:span text:style-name="MT9">SCM</text:span></text:p>
            </table:table-cell>
            <table:table-cell table:style-name="Table3.A1" office:value-type="string">
              <text:p text:style-name="MP12">Submitted details:</text:p>
              <text:p text:style-name="MP12"/>
            </table:table-cell>
          </table:table-row>
        </table:table>
        <text:p text:style-name="MP2"/>
      </style:header>
      <style:footer>
        <text:p text:style-name="Footer"><text:span text:style-name="MT1">SE_Lab-Activity Document (Ref: </text:span><text:bookmark-start text:name="_Hlk191643895"/><text:span text:style-name="MT2">SE_Lab-Manual</text:span><text:bookmark-end text:name="_Hlk191643895"/><text:span text:style-name="MT2">_28Feb25-V_1.0</text:span><text:span text:style-name="MT3">d) <text:s text:c="44"/></text:span><text:span text:style-name="MT1"><text:tab/>Page</text:span><text:span text:style-name="MT4"> </text:span><text:span text:style-name="MT4"><text:page-number text:select-page="current">5</text:page-number></text:span><text:span text:style-name="MT5"><text:s/>of </text:span><text:span text:style-name="MT4"><text:page-count>5</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4</meta:editing-cycles>
    <meta:creation-date>2026-01-22T04:51:00</meta:creation-date>
    <dc:date>2026-02-09T10:25:01.471006369</dc:date>
    <meta:editing-duration>PT15M43S</meta:editing-duration>
    <meta:generator>LibreOffice/6.4.7.2$Linux_X86_64 LibreOffice_project/40$Build-2</meta:generator>
    <meta:document-statistic meta:table-count="3" meta:image-count="2" meta:object-count="0" meta:page-count="5" meta:paragraph-count="55" meta:word-count="1380" meta:character-count="8533" meta:non-whitespace-character-count="7111"/>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